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221523945"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text:soft-page-break/>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oft-page-break/><text:span text:style-name="T2">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
      <text:p text:style-name="P2"><text:tab/><text:tab/>DIST_SQUARED(d): a macro which takes a three-dimensional 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1,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195669465"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text:soft-page-break/>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ed by the minimum potential, using a force-to-displacement conversion factor of gamma</text:p>
      <text:p text:style-name="P2"/>
      <text:p text:style-name="P2"><text:tab/><text:tab/>double calculateMinimumPotential(): calculate the minimum potential of N nodes on a unit sphere, based on the equation given in the design document</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1"><text:span text:style-name="T2"/></text:p>
      <text:p text:style-name="P1"><text:span text:style-name="T2"><text:tab/>Fields, Methods, and Macros are the same here as for growingnetwork3d with the exception of:</text:span></text:p>
      <text:p text:style-name="P1"><text:span text:style-name="T2"><text:tab/><text:tab/></text:span></text:p>
      <text:p text:style-name="P1"><text:span text:style-name="T2"><text:tab/><text:tab/>DISTANCE_SQUARED_2D(a,b): gives magnitude squared of distance vector between two points</text:span></text:p>
      <text:p text:style-name="P1"><text:soft-page-break/><text:span text:style-name="T2"><text:tab/><text:tab/>double alpha: this is a constant specifying the force constant for electron-electron interactions.</text:span></text:p>
      <text:p text:style-name="P1"><text:span text:style-name="T2"><text:tab/></text:span></text:p>
      <text:p text:style-name="P1"><text:span text:style-name="T2"><text:tab/><text:tab/>double beta: this is a constant specifying the force constant for electron-cloud interactions. By default this is set to be alpha*N so that there is always the same amount of positive charge as there is negative charge.</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8T14:53:11</dc:date>
    <meta:editing-duration>PT8H17M39S</meta:editing-duration>
    <meta:editing-cycles>111</meta:editing-cycles>
    <meta:generator>LibreOffice/3.5$Linux_X86_64 LibreOffice_project/350m1$Build-2</meta:generator>
    <meta:document-statistic meta:table-count="0" meta:image-count="0" meta:object-count="0" meta:page-count="7" meta:paragraph-count="99" meta:word-count="2314" meta:character-count="15314" meta:non-whitespace-character-count="12925"/>
  </office:meta>
</office:document-meta>
</file>